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7e3a3" officeooo:paragraph-rsid="00d7e3a3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text-properties fo:font-size="2pt" style:font-size-asian="2pt" style:font-size-complex="2pt"/>
    </style:style>
    <style:style style:name="P60" style:family="paragraph" style:parent-style-name="Standard">
      <style:text-properties officeooo:paragraph-rsid="006432c5"/>
    </style:style>
    <style:style style:name="P61" style:family="paragraph" style:parent-style-name="Standard">
      <style:text-properties officeooo:rsid="005460a5" officeooo:paragraph-rsid="005460a5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7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8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3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4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style:text-position="0% 100%" fo:letter-spacing="-0.016cm"/>
    </style:style>
    <style:style style:name="T41" style:family="text">
      <style:text-properties officeooo:rsid="00247d45" style:text-scale="101%"/>
    </style:style>
    <style:style style:name="T42" style:family="text">
      <style:text-properties officeooo:rsid="00501cee" style:text-scale="101%"/>
    </style:style>
    <style:style style:name="T43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4" style:family="text">
      <style:text-properties fo:font-size="6pt" fo:letter-spacing="-0.007cm" style:font-size-asian="6pt" style:font-size-complex="6pt"/>
    </style:style>
    <style:style style:name="T45" style:family="text">
      <style:text-properties fo:font-size="6pt" officeooo:rsid="00aac74e" style:font-size-asian="6pt" style:font-size-complex="6pt"/>
    </style:style>
    <style:style style:name="T46" style:family="text">
      <style:text-properties fo:letter-spacing="-0.007cm"/>
    </style:style>
    <style:style style:name="T47" style:family="text">
      <style:text-properties fo:font-size="12pt" fo:letter-spacing="-0.007cm" officeooo:rsid="00abd5d4" style:font-size-asian="12pt" style:font-size-complex="12pt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fo:font-weight="bold" officeooo:rsid="008f8dcf" style:font-weight-asian="bold" style:font-weight-complex="bold"/>
    </style:style>
    <style:style style:name="T70" style:family="text">
      <style:text-properties officeooo:rsid="00a2fee5"/>
    </style:style>
    <style:style style:name="T71" style:family="text">
      <style:text-properties officeooo:rsid="00a6d6bb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70"/>
          </table:table-cell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text-input text:description="&lt;formatLang(line.quantity)&gt;">25,45</text:text-input></text:p>
          </table:table-cell>
          <table:table-cell table:style-name="Tabla4.A2" office:value-type="string">
            <text:p text:style-name="P72"><text:placeholder text:placeholder-type="text">&lt;line.name&gt;</text:placeholder></text:p>
          </table:table-cell>
          <table:table-cell table:style-name="Tabla4.A2" office:value-type="string">
            <text:p text:style-name="P68"><text:text-input text:description="&lt;formatLang(line.printed_price_unit)&gt;">9.999,50</text:text-input></text:p>
          </table:table-cell>
          <table:table-cell table:style-name="Tabla4.A2" office:value-type="string">
            <text:p text:style-name="P69"><text:span text:style-name="T73"><text:text-input text:description="&lt;for each=&quot;line2 in line.invoice_line_tax_id&quot;&gt;">F</text:text-input></text:span><text:span text:style-name="T72"><text:text-input text:description="&lt;line2.short_description&gt;">10,5%</text:text-input></text:span><text:span text:style-name="T73"><text:text-input text:description="&lt;/for&gt;">Ef</text:text-input></text:span></text:p>
          </table:table-cell>
          <table:table-cell table:style-name="Tabla4.A2" office:value-type="string">
            <text:p text:style-name="P7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/>
          </table:table-cell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7e3a3" officeooo:paragraph-rsid="00d7e3a3" style:font-size-asian="23pt" style:font-weight-asian="bold" style:font-name-complex="Myriad Pro" style:font-size-complex="23pt" style:font-weight-complex="bold" style:text-scale="101%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2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MP6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1" style:family="text">
      <style:text-properties fo:font-weight="normal" officeooo:rsid="008f8dcf" style:font-weight-asian="normal" style:font-weight-complex="normal"/>
    </style:style>
    <style:style style:name="MT52" style:family="text">
      <style:text-properties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officeooo:rsid="00a2fee5"/>
    </style:style>
    <style:style style:name="MT6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5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6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7" style:family="text">
      <style:text-properties fo:color="#221f1f" style:text-position="0% 100%" fo:letter-spacing="-0.016cm"/>
    </style:style>
    <style:style style:name="MT68" style:family="text">
      <style:text-properties officeooo:rsid="00a6d6bb"/>
    </style:style>
    <style:style style:name="MT69" style:family="text">
      <style:text-properties fo:font-weight="normal" style:font-weight-asian="normal" style:font-weight-complex="normal"/>
    </style:style>
    <style:style style:name="MT70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cm" draw:z-index="1"><draw:text-box fo:min-height="2.33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/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4"><text:span text:style-name="MT14">Tel: </text:span><text:span text:style-name="MT14"><text:placeholder text:placeholder-type="text">&lt;company.partner_id.phone&gt;</text:placeholder></text:span><text:span text:style-name="MT14"> <text:s/></text:span></text:p>
              <text:p text:style-name="MP14"><text:span text:style-name="MT14"><text:placeholder text:placeholder-type="text">&lt;company.partner_id.email&gt;</text:placeholder></text:span><text:span text:style-name="MT14"> <text:s/></text:span><text:span text:style-name="MT14"><text:placeholder text:placeholder-type="text">&lt;company.website&gt;</text:placeholder></text:span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6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7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company.partner_id.commercial_partner_id.formated_vat&gt;">20-31393297-9</text:text-input><text:span text:style-name="MT17"><text:text-input text:description="&lt;/if&gt;">&lt;/if&gt;</text:text-input></text:span></text:p>
              <text:p text:style-name="MP18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  <text:p text:style-name="MP21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2"/>
              <text:p text:style-name="MP23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4"/>
              <text:p text:style-name="MP25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6"/>
              <text:p text:style-name="MP25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7"/>
              <text:p text:style-name="MP28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  <text:p text:style-name="MP29"/>
              <text:p text:style-name="MP28"><text:span text:style-name="MT35"><text:placeholder text:placeholder-type="text">&lt;o.afip_incoterm_id and 'Incoterms:' or ''&gt;</text:placeholder></text:span><text:span text:style-name="MT35"> </text:span><text:span text:style-name="MT27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6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7"><text:text-input text:description="&lt;o.partner_id.commercial_partner_id.document_type_id.name&gt;">CUIT</text:text-input></text:span><text:span text:style-name="MT38">:</text:span><text:span text:style-name="MT39"> </text:span><text:span text:style-name="MT39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2"><text:span text:style-name="MT40">Cond. Venta</text:span><text:span text:style-name="MT41">:</text:span><text:span text:style-name="MT42"> </text:span><text:span text:style-name="MT43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3"><text:span text:style-name="MT44"><text:text-input text:description="&lt;if test=&quot;print_commercial&quot;&gt;">IF2</text:text-input></text:span><text:span text:style-name="MT45">Vendedor</text:span><text:span text:style-name="MT41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49">Vencimientos</text:span><text:span text:style-name="MT50">: </text:span><text:span text:style-name="MT50"><text:text-input text:description="&lt;&quot;; &quot;.join([&quot;%s (%s)&quot; % (formatLang(x.date_maturity, date='true'), x.debit) for x in o.move_id.line_id if x.date_maturity])&gt;">$4400</text:text-input></text:span></text:p>
              <text:p text:style-name="MP35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3"><text:span text:style-name="MT40">Doc. Origen</text:span><text:span text:style-name="MT53">:</text:span><text:span text:style-name="MT54"> </text:span><text:span text:style-name="MT47"><text:text-input text:description="&lt;o.origin&gt;">R1231231 – R1231321</text:text-input></text:span></text:p>
              <text:p text:style-name="MP36"><text:span text:style-name="MT55">Nota</text:span><text:span text:style-name="MT56">: </text:span><text:span text:style-name="MT57"><text:placeholder text:placeholder-type="text">&lt;o.reference&gt;</text:placeholder></text:span></text:p>
              <text:p text:style-name="MP37"><text:span text:style-name="MT58">Importes expresados en </text:span><text:span text:style-name="MT59"><text:text-input text:description="&lt;o.currency_id.name or o.company_id.currency_id.name&gt;">rate</text:text-input></text:span><text:span text:style-name="MT58"> </text:span><text:span text:style-name="MT60"><text:text-input text:description="&lt;if test=&quot;o.currency_id != o.company_id.currency_id&quot;&gt;">IF2</text:text-input></text:span><text:span text:style-name="MT60">- </text:span><text:span text:style-name="MT58">Tipo de cambio:</text:span><text:span text:style-name="MT61"> </text:span><text:span text:style-name="MT62">$</text:span><text:span text:style-name="MT59"><text:text-input text:description="&lt;o.currency_rate&gt;">rate</text:text-input></text:span><text:span text:style-name="MT60"> </text:span><text:span text:style-name="MT60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8">Cantidad</text:p>
            </table:table-cell>
            <table:table-cell table:style-name="Table1.A1" office:value-type="string">
              <text:p text:style-name="MP39">Descripción</text:p>
            </table:table-cell>
            <table:table-cell table:style-name="Table1.C1" office:value-type="string">
              <text:p text:style-name="MP40">P. <text:span text:style-name="MT63">Unitario</text:span></text:p>
            </table:table-cell>
            <table:table-cell table:style-name="Table1.D1" office:value-type="string">
              <text:p text:style-name="MP41">%<text:span text:style-name="MT64">I.V.A.</text:span></text:p>
            </table:table-cell>
            <table:table-cell table:style-name="Table1.E1" office:value-type="string">
              <text:p text:style-name="MP42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4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5"><text:span text:style-name="MT65"><text:placeholder text:placeholder-type="text">&lt;if test="o.comment"&gt;</text:placeholder></text:span>OBSERVACIONES: <text:span text:style-name="MT66"><text:placeholder text:placeholder-type="text">&lt;o.comment&gt;</text:placeholder></text:span><text:span text:style-name="MT66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6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6"/>
            </table:table-cell>
            <table:table-cell table:style-name="Table2.B3" office:value-type="string">
              <text:p text:style-name="MP47">SUBTOTAL <text:span text:style-name="MT67"><text:text-input text:description="&lt;o.currency_id.symbol&gt;">USD</text:text-input></text:span></text:p>
            </table:table-cell>
            <table:table-cell table:style-name="Table2.C3" office:value-type="string">
              <text:p text:style-name="MP48"/>
            </table:table-cell>
            <table:table-cell table:style-name="Table2.C3" office:value-type="string">
              <text:p text:style-name="MP49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6"/>
            </table:table-cell>
            <table:table-cell table:style-name="Table2.B4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e2.C4" office:value-type="string">
              <text:p text:style-name="MP53"><text:text-input text:description="&lt;for each=&quot;line in o.printed_tax_ids&quot;&gt;">For each line</text:text-input></text:p>
              <text:p text:style-name="MP54"><text:text-input text:description="&lt;formatLang(line.base)&gt;">99.999,99</text:text-input></text:p>
              <text:p text:style-name="MP55"><text:text-input text:description="&lt;/for&gt;">End For</text:text-input></text:p>
            </table:table-cell>
            <table:table-cell table:style-name="Table2.C4" office:value-type="string">
              <text:p text:style-name="MP56"><text:text-input text:description="&lt;for each=&quot;line in o.printed_tax_ids&quot;&gt;">For each line</text:text-input></text:p>
              <text:p text:style-name="MP57"><text:text-input text:description="&lt;formatLang(line.amount)&gt;">999.999,99</text:text-input></text:p>
              <text:p text:style-name="MP58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6"/>
            </table:table-cell>
            <table:table-cell table:style-name="Table2.B4" office:value-type="string">
              <text:p text:style-name="MP59">T<text:span text:style-name="MT68">OTAL</text:span> <text:span text:style-name="MT67"><text:text-input text:description="&lt;o.currency_id.symbol&gt;">USD</text:text-input></text:span></text:p>
            </table:table-cell>
            <table:table-cell table:style-name="Table2.C4" office:value-type="string">
              <text:p text:style-name="MP60"/>
            </table:table-cell>
            <table:table-cell table:style-name="Table2.C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2"><text:span text:style-name="MT69">Son:</text:span> 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6"><text:span text:style-name="MT71">CAE: </text:span><text:span text:style-name="MT71"><text:placeholder text:placeholder-type="text">&lt;o.afip_cae&gt;</text:placeholder></text:span><text:span text:style-name="MT71"> - Fecha Vto. CAE: </text:span><text:span text:style-name="MT71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3"><draw:frame draw:style-name="Mfr3" draw:name="image: asimage(o.afip_barcode_img)" text:anchor-type="paragraph" svg:y="-0.82cm" svg:width="6.364cm" draw:z-index="2"><draw:text-box fo:min-height="0.744cm"><text:p text:style-name="MP64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65"/>
        <text:p text:style-name="MP65"/>
        <text:p text:style-name="MP6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14T21:27:42.116135420</dc:date>
    <meta:editing-duration>P2DT9H40M26S</meta:editing-duration>
    <meta:editing-cycles>447</meta:editing-cycles>
    <meta:generator>LibreOffice/4.4.6.3$Linux_X86_64 LibreOffice_project/40m0$Build-3</meta:generator>
    <meta:document-statistic meta:table-count="6" meta:image-count="0" meta:object-count="0" meta:page-count="1" meta:paragraph-count="61" meta:word-count="302" meta:character-count="1835" meta:non-whitespace-character-count="1738"/>
  </office:meta>
</office:document-meta>
</file>